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TempFileLocator.guessPath( String inp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ndroidTempFileLocator.fileOrDirExists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TempFileLocator.splitPathList( String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droidTempFileLocator.isWritableDirectory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TempFileLocator.getCacheDirFromInstrumentationRegistry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